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 style:list-style-name="L1">
      <style:text-properties fo:color="#ff3333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1c1c1c"/>
    </style:style>
    <style:style style:name="P5" style:family="paragraph" style:parent-style-name="Standard" style:list-style-name="L1">
      <style:text-properties fo:color="#000000"/>
    </style:style>
    <style:style style:name="P6" style:family="paragraph" style:parent-style-name="Standard" style:list-style-name="L1">
      <style:text-properties fo:color="#0000ff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style:use-window-font-color="true"/>
    </style:style>
    <style:style style:name="T4" style:family="text">
      <style:text-properties fo:color="#ff9999"/>
    </style:style>
    <style:style style:name="T5" style:family="text">
      <style:text-properties fo:color="#000000"/>
    </style:style>
    <style:style style:name="T6" style:family="text">
      <style:text-properties fo:color="#579d1c"/>
    </style:style>
    <style:style style:name="T7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217749979799157753" text:style-name="L1">
        <text:list-item>
          <text:p text:style-name="P3">Motivation<text:span text:style-name="T2">[1,3]<text:line-break/></text:span><text:span text:style-name="T1">- traditionelle GUI Frameworks </text:span><text:span text:style-name="T2">[10]<text:line-break/></text:span><text:span text:style-name="T1">- einmaliges implementieren<text:line-break/>- abstrakte Beschreibungsformen<text:line-break/>- GUIs in unterschiedlichen Frameworks<text:line-break/>- Zeitaufwand bei der GUI-Entwicklung</text:span></text:p>
        </text:list-item>
        <text:list-item>
          <text:p text:style-name="P3"><text:span text:style-name="T6">Hinführung zum Thema</text:span><text:span text:style-name="T2">[3,4, 10]</text:span></text:p>
          <text:list>
            <text:list-item>
              <text:p text:style-name="P3">Allgemeine Anforderungen an Benutzeroberflächen von profil c/s<text:span text:style-name="T2">[4]</text:span><text:line-break/><text:span text:style-name="T1">- web/standalone Client</text:span><text:span text:style-name="T2">[3]</text:span><text:span text:style-name="T1"><text:line-break/>- Gleicher Aufbau der GUIs</text:span><text:span text:style-name="T2">[siehe auch 1]</text:span></text:p>
            </text:list-item>
            <text:list-item>
              <text:p text:style-name="P3">Umsetzung der Benutzerschnittstellen für mehrere Plattformen in der deg (Ist-Zustand)<text:line-break/><text:span text:style-name="T1">- MC-Framework<text:line-break/><text:tab/>- Architektur<text:line-break/>- einmalige Entwicklung → spart Zeit<text:line-break/>- Swing → Standalone<text:line-break/>- WingS → Web<text:line-break/>- Orientierung an Swing</text:span></text:p>
            </text:list-item>
            <text:list-item>
              <text:p text:style-name="P3">Probleme des Multichannel-Frameworks<text:line-break/><text:span text:style-name="T1">- Veraltete Frameworks<text:line-break/>- schwierige Integration neuer Frameworks<text:line-break/>- Orientierung an Swing</text:span></text:p>
            </text:list-item>
            <text:list-item>
              <text:p text:style-name="P3"><text:span text:style-name="T7">Zielsetzung</text:span><text:span text:style-name="T1"><text:line-break/>- Komfortablere Umsetzung, wenn Beschreibung unabhängiger ist → DSL</text:span></text:p>
            </text:list-item>
          </text:list>
        </text:list-item>
        <text:list-item>
          <text:p text:style-name="P3">Domänenspezifische Sprachen<text:span text:style-name="T2">[3]<text:line-break/></text:span><text:span text:style-name="T1">- Erläuterung was in diesem Kapitel alles behandelt wird</text:span></text:p>
          <text:list>
            <text:list-item>
              <text:p text:style-name="P3"><text:span text:style-name="T2">Begriffsbestimmungen [3,11, 14, 15,19]</text:span><text:line-break/><text:span text:style-name="T1">- wozu werden sie genutzt (anwendungsmöglichkeiten)<text:line-break/>-GPL<text:line-break/>- Was ist eine Domäne </text:span><text:span text:style-name="T2">[15]<text:line-break/></text:span><text:span text:style-name="T4">- </text:span><text:span text:style-name="T1">Was ist Abstraktion</text:span><text:span text:style-name="T4"> </text:span><text:span text:style-name="T2">[19]<text:line-break/><text:tab/></text:span><text:span text:style-name="T1">- Kriterien für Qualität<text:line-break/>- Beispiele </text:span><text:span text:style-name="T2">[19]</text:span><text:span text:style-name="T1"><text:line-break/>- wo und wer nutzt sie ein<text:line-break/>- woraus bestehen sie (syntax, semantik, Vorausetzungen dafür, AST) <text:line-break/>- Ziele </text:span><text:span text:style-name="T2">[3]</text:span><text:span text:style-name="T1"> <text:line-break/>- vertikale vs horizontale DSL </text:span><text:span text:style-name="T2">[14, 15]<text:line-break/></text:span><text:span text:style-name="T1">- Orthogonalität</text:span></text:p>
              <text:p text:style-name="P3"><text:span text:style-name="T1">- Vokabular </text:span><text:span text:style-name="T2">[19]</text:span></text:p>
            </text:list-item>
            <text:list-item>
              <text:p text:style-name="P4"><text:span text:style-name="T3">Anwendungsbeispiele</text:span><text:span text:style-name="T2">[15]</text:span></text:p>
            </text:list-item>
            <text:list-item>
              <text:p text:style-name="P5">Model-Driven-Development<text:span text:style-name="T2">[4,9,15,19]<text:line-break/></text:span><text:span text:style-name="T1">- Bedeutung<text:line-break/>- Bezug zu DSL<text:line-break/>- META-Model<text:line-break/>- DSL vs DSML<text:line-break/>- Beispiele<text:line-break/>- modelling vs. Programming</text:span></text:p>
            </text:list-item>
            <text:list-item>
              <text:p text:style-name="P5">Abgrenzung zu GPL<text:span text:style-name="T1"> </text:span><text:span text:style-name="T2">[15,19]</text:span><text:span text:style-name="T1"><text:line-break/>- Gemeinsamkeiten und Unterschiede<text:line-break/>- Beispiele für GPL</text:span></text:p>
            </text:list-item>
            <text:list-item>
              <text:p text:style-name="P5">Vor- und Nachteile von DSL gegenüber GPL<text:span text:style-name="T2">[3, 14, 19]</text:span><text:span text:style-name="T1"><text:line-break/></text:span><text:span text:style-name="T1">- Entwicklungzeit </text:span><text:span text:style-name="T2">[3]</text:span><text:span text:style-name="T1"><text:line-break/></text:span><text:soft-page-break/><text:span text:style-name="T1">- Komplexität<text:line-break/>- Verständnis<text:line-break/>- Abstraktion </text:span><text:span text:style-name="T2">[3]</text:span></text:p>
            </text:list-item>
            <text:list-item>
              <text:p text:style-name="P3">Interne DSL<text:span text:style-name="T2">[14, 15,19</text:span><text:line-break/><text:span text:style-name="T1">- Architektur<text:line-break/>- Beispiele <text:line-break/>- transparente vs. Konfigurations-DSLs </text:span><text:span text:style-name="T2">[14, 15]<text:line-break/></text:span><text:span text:style-name="T1">- Angrenzung zu API </text:span><text:span text:style-name="T2">[14, 15, 16]</text:span></text:p>
              <text:list>
                <text:list-item>
                  <text:p text:style-name="P3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/text:span><text:span text:style-name="T2"><text:line-break/></text:span><text:span text:style-name="T1">- fluent Interfaces/Smart API </text:span><text:span text:style-name="T2">[19]</text:span><text:span text:style-name="T1"> <text:line-break/>- Syntax Tree mainpulation </text:span><text:span text:style-name="T2">[19]</text:span><text:span text:style-name="T1"> <text:line-break/>- Type embedding </text:span><text:span text:style-name="T2">[19]</text:span><text:span text:style-name="T1"> <text:line-break/>- reflective metaprogramming </text:span><text:span text:style-name="T2">[19]</text:span><text:span text:style-name="T1"> <text:line-break/>- runtime metaprogramming </text:span><text:span text:style-name="T2">[19]</text:span><text:span text:style-name="T1"> <text:line-break/>- complete-time metaprogramming </text:span><text:span text:style-name="T2">[19]</text:span><text:span text:style-name="T1"> </text:span></text:p>
                </text:list-item>
              </text:list>
            </text:list-item>
            <text:list-item>
              <text:p text:style-name="P3">Externe DSL<text:span text:style-name="T2">[14, 15,19]</text:span><text:line-break/><text:span text:style-name="T1">- Architektur<text:line-break/>- Beispiele </text:span></text:p>
              <text:list>
                <text:list-item>
                  <text:p text:style-name="P3"><text:span text:style-name="T2">I</text:span><text:span text:style-name="T5">mplementierungstechniken</text:span><text:span text:style-name="T2">[</text:span><text:a xlink:type="simple" xlink:href="http://www.cs.uni-paderborn.de/fileadmin/Informatik/FG-Kastens/Lehre/Seminare/SLE_WS_2009_10/Vortraege/Schumacher.pdf" text:style-name="Internet_20_link" text:visited-style-name="Visited_20_Internet_20_Link">V1</text:a><text:span text:style-name="T2">, </text:span><text:a xlink:type="simple" xlink:href="http://www-i3.informatik.rwth-aachen.de/files/seminar-ws0607/thema06.pdf" text:style-name="Internet_20_link" text:visited-style-name="Visited_20_Internet_20_Link">Q1</text:a><text:span text:style-name="T2">, 15, </text:span><text:a xlink:type="simple" xlink:href="http://www.st.ewi.tudelft.nl/~arie/papers/dslbib.pdf" text:style-name="Internet_20_link" text:visited-style-name="Visited_20_Internet_20_Link">Q2</text:a><text:span text:style-name="T2">]<text:line-break/></text:span><text:span text:style-name="T1">- Interpreter <text:line-break/>- Übersetzer<text:line-break/>- Präprozessor<text:line-break/>- Einbettung<text:line-break/><text:line-break/>- context driven string manipulation </text:span><text:span text:style-name="T2">[19]</text:span><text:span text:style-name="T1"> <text:line-break/>- transforming XML to a consumable resource </text:span><text:span text:style-name="T2">[19]</text:span><text:span text:style-name="T1"> <text:line-break/>- Dsl Workbench </text:span><text:span text:style-name="T2">[19]</text:span><text:span text:style-name="T1"> <text:line-break/>- Mixing DSL with embedded Foreign Code </text:span><text:span text:style-name="T2">[19]</text:span><text:span text:style-name="T1"> <text:line-break/>- Parser Combinatiors </text:span><text:span text:style-name="T2">[19]</text:span><text:span text:style-name="T1"> </text:span></text:p>
                </text:list-item>
                <text:list-item>
                  <text:p text:style-name="P3"><text:span text:style-name="T5">Parser</text:span><text:span text:style-name="T2">[14, 15, </text:span><text:a xlink:type="simple" xlink:href="http://passthrough.fw-notify.net/download/123498/http://ccl.pku.edu.cn/douBTfire/NLP/Parsing/Books/ParsingTechs_A_Practical_Guide.pdf" text:style-name="Internet_20_link" text:visited-style-name="Visited_20_Internet_20_Link"><text:span text:style-name="T1">17</text:span></text:a><text:span text:style-name="T2">, </text:span><text:a xlink:type="simple" xlink:href="https://www.cs.ox.ac.uk/files/219/parsing.pdf" text:style-name="Internet_20_link" text:visited-style-name="Visited_20_Internet_20_Link">18</text:a><text:span text:style-name="T1">, 19</text:span><text:span text:style-name="T2">]<text:line-break/></text:span><text:span text:style-name="T1">- Bedeutung<text:line-break/>- Möglichkeiten<text:line-break/><text:tab/>- Top-Down (LF, LL, RD)[19]<text:line-break/><text:tab/>- Bottom-Up (LR, SLR, LALR, Operator Precendence Parser)<text:line-break/><text:tab/>- Chart-Parser<text:line-break/><text:tab/>- Left-Corner-Parser<text:line-break/>- Beispiele (ANTLR, JavaCC, PetitParser?)</text:span></text:p>
                </text:list-item>
              </text:list>
            </text:list-item>
            <text:list-item>
              <text:p text:style-name="P3"><text:span text:style-name="T5">Textuelle vs. Nicht-Textuelle DSL</text:span><text:span text:style-name="T3"> </text:span><text:span text:style-name="T2">[19]</text:span></text:p>
            </text:list-item>
          </text:list>
        </text:list-item>
        <text:list-item>
          <text:p text:style-name="P3"><text:span text:style-name="T2">Entwicklung einer Lösungsidee[2,3,4,8,10,14]<text:line-break/></text:span><text:span text:style-name="T1">- Grund für DSL </text:span><text:span text:style-name="T2">[14,</text:span><text:a xlink:type="simple" xlink:href="http://www-i3.informatik.rwth-aachen.de/files/seminar-ws0607/thema06.pdf" text:style-name="Internet_20_link" text:visited-style-name="Visited_20_Internet_20_Link">Q1</text:a><text:span text:style-name="T2">]</text:span></text:p>
          <text:list>
            <text:list-item>
              <text:p text:style-name="P3">Allgemeine Beschreibung der Lösungsidee</text:p>
            </text:list-item>
            <text:list-item>
              <text:p text:style-name="P3">Architektur<text:line-break/><text:span text:style-name="T1">- Beschreibung in DSL<text:line-break/>- Generatoren generieren frameworkspezifischen Code</text:span></text:p>
            </text:list-item>
            <text:list-item>
              <text:p text:style-name="P3"><text:s/>Vorteile gegenüber dem Multichannel-Framework<text:span text:style-name="T2">[15]</text:span><text:line-break/><text:span text:style-name="T1">- Austauschbarkeit<text:line-break/>- Abhängigkeit<text:line-break/></text:span><text:soft-page-break/><text:span text:style-name="T1">- Integration in profil c/s<text:line-break/>- Aktualität<text:line-break/>- Know-How<text:line-break/>- Ausdruckskraft<text:line-break/>- Abstraktion (Linguistische vs. Integrierte) </text:span><text:span text:style-name="T2">[15]</text:span></text:p>
            </text:list-item>
          </text:list>
        </text:list-item>
        <text:list-item>
          <text:p text:style-name="P6">GUI-DSL[3,8]</text:p>
          <text:list>
            <text:list-item>
              <text:p text:style-name="P3">Beschreibung der Anforderungen an das GUI<text:span text:style-name="T2">[8]<text:line-break/></text:span><text:span text:style-name="T1">- Workshop</text:span></text:p>
            </text:list-item>
            <text:list-item>
              <text:p text:style-name="P3">Vorstellung ausgewählter DSL zur Beschreibung von GUIs<text:span text:style-name="T1"> </text:span></text:p>
              <text:list>
                <text:list-item>
                  <text:p text:style-name="P3"><text:span text:style-name="T1">- The Snow <text:s/>[</text:span><text:a xlink:type="simple" xlink:href="https://www.openhub.net/p/snow" text:style-name="Internet_20_link" text:visited-style-name="Visited_20_Internet_20_Link">Q3</text:a><text:span text:style-name="T1">]<text:line-break/><text:tab/>- Basiert auf MiGLayout <text:line-break/>- glc-dsl [</text:span><text:a xlink:type="simple" xlink:href="https://code.google.com/p/gcl-dsl/" text:style-name="Internet_20_link" text:visited-style-name="Visited_20_Internet_20_Link">Q4</text:a><text:span text:style-name="T1">]<text:line-break/><text:tab/>- keine komplexen UI möglich<text:line-break/>- Sculptor [</text:span><text:a xlink:type="simple" xlink:href="https://fornax.itemis.de/confluence/display/fornax/Sculptor+(CSC)" text:style-name="Internet_20_link" text:visited-style-name="Visited_20_Internet_20_Link">Q5</text:a><text:span text:style-name="T1">]<text:line-break/><text:tab/>- nur CRUD<text:line-break/>- Konzentration liegt auf einer Domäne → unwahrscheinlich, dass es die gleich Domäne ist, die wir brauchen </text:span></text:p>
                </text:list-item>
              </text:list>
            </text:list-item>
            <text:list-item>
              <text:p text:style-name="P2">Vergleich und Bewertung </text:p>
            </text:list-item>
          </text:list>
        </text:list-item>
        <text:list-item>
          <text:p text:style-name="P3">Evaluation des Frameworks zur Entwicklung der DSL<text:span text:style-name="T2">[3]</text:span></text:p>
          <text:list>
            <text:list-item>
              <text:p text:style-name="P3">Vorstellung ausgewählter Frameworks</text:p>
              <text:list>
                <text:list-item>
                  <text:p text:style-name="P3">PetitParser<text:span text:style-name="T2">[14]</text:span></text:p>
                </text:list-item>
                <text:list-item>
                  <text:p text:style-name="P3">Xtext <text:span text:style-name="T2">[15]</text:span></text:p>
                </text:list-item>
                <text:list-item>
                  <text:p text:style-name="P3">MPS <text:span text:style-name="T2">[15]</text:span></text:p>
                </text:list-item>
              </text:list>
            </text:list-item>
            <text:list-item>
              <text:p text:style-name="P3">Vergleich und Bewertung der vorgestellten Frameworks<text:span text:style-name="T2">[14]<text:line-break/></text:span><text:span text:style-name="T1">- Bewertung bzgl. der Thematik GUI<text:line-break/>- Matrix<text:line-break/>- warum ist extern besser als intern<text:line-break/>- know how in der deg<text:line-break/>- Anpassbarkeit der Generatoren<text:line-break/>- Nutzung mehrerer Generatoren<text:line-break/>- Tooling</text:span></text:p>
            </text:list-item>
          </text:list>
        </text:list-item>
        <text:list-item>
          <text:p text:style-name="P3"><text:span text:style-name="T2">Aufteilung der Anforderungen auf Sprache und Generator[8, </text:span><text:a xlink:type="simple" xlink:href="../PROFIL2000%20Dokumente%20-%20Zugriff%20auf%20Fenster%20bei%20der%20Werkzeugkonstruktion%20mit%20JWAM%3CNDL%3E%3CREPLICA%20412565DA:0054053B%3E%3CVIEW%20OF4458BC81:73303D2D-ON8025632C:0058489C%3E%3CNOTE%20OF17BF7A7B:69492A22-ON41256745:0043964F%3E%3CHINT%3ECN=deg_nb_profi01/O=deg%3C/HINT%3E%3CREM%3EDatabase%20'PROFIL2000%20Dokumente',%20View%20'Alle%20Dokumente',%20Document%20'Zugriff%20auf%20Fenster%20bei%20der%20Werkzeugkonstruktion%20mit%20JWAM'%3C/REM%3E%3C/NDL%3E" text:style-name="Internet_20_link" text:visited-style-name="Visited_20_Internet_20_Link">Q6</text:a><text:span text:style-name="T2">]<text:line-break/></text:span><text:span text:style-name="T1">- Analyse (FODA, DEAL</text:span><text:span text:style-name="T2">[13]</text:span><text:span text:style-name="T1">)</text:span><text:span text:style-name="T2">[11]<text:line-break/></text:span><text:span text:style-name="T1">-</text:span><text:span text:style-name="T2"> </text:span><text:span text:style-name="T1">Probleme bei der Analyse </text:span><text:span text:style-name="T2">[12]<text:line-break/></text:span><text:span text:style-name="T1">- analyse von Stereotypen</text:span><text:span text:style-name="T2">[12]<text:line-break/></text:span><text:span text:style-name="T1">- Genauigkeit vs. Algorithmen</text:span><text:span text:style-name="T2"> [15]<text:line-break/></text:span><text:span text:style-name="T1">- was wird gebraucht</text:span><text:span text:style-name="T2"> [15]<text:line-break/></text:span><text:span text:style-name="T1">- Wichtigkeit von reviews </text:span><text:span text:style-name="T2">[15]</text:span></text:p>
          <text:list>
            <text:list-item>
              <text:p text:style-name="P3"><text:span text:style-name="T2">Anforderung an die neue DSL[8]<text:line-break/></text:span><text:span text:style-name="T1">- Workshop</text:span></text:p>
            </text:list-item>
            <text:list-item>
              <text:p text:style-name="P3"><text:span text:style-name="T2">Anforderung an den Generator[8]<text:line-break/></text:span><text:span text:style-name="T1">- Workshop</text:span></text:p>
            </text:list-item>
          </text:list>
        </text:list-item>
        <text:list-item>
          <text:p text:style-name="P3">Entwicklung einer DSL zur Beschreibung der GUI in profil c/s<text:span text:style-name="T2">[8,19]</text:span></text:p>
          <text:list>
            <text:list-item>
              <text:p text:style-name="P3">Analyse der Metadaten der GUI<text:span text:style-name="T2">[11,12,13 siehe Kommentare zu 7.]<text:line-break/></text:span><text:span text:style-name="T1">- separation of concerns </text:span><text:span text:style-name="T2">[15]<text:line-break/></text:span><text:span text:style-name="T1">- Sprach Module </text:span><text:span text:style-name="T2">[15]</text:span></text:p>
            </text:list-item>
            <text:list-item>
              <text:p text:style-name="P3">Syntax<text:span text:style-name="T2">[8,15]</text:span><text:line-break/><text:span text:style-name="T1">- abstrakte<text:line-break/>- konkrete</text:span></text:p>
            </text:list-item>
            <text:list-item>
              <text:p text:style-name="P3">Semantik<text:span text:style-name="T2">[8,15]</text:span><text:line-break/><text:span text:style-name="T1">- ausführbare<text:line-break/>- statische (constraints) </text:span><text:span text:style-name="T2">[15]</text:span></text:p>
            </text:list-item>
          </text:list>
        </text:list-item>
        <text:list-item>
          <text:p text:style-name="P3"><text:soft-page-break/>Entwicklung des Generators für das Generieren von Klassen für das Multichannel-Framework<text:span text:style-name="T2">[8,19]</text:span></text:p>
          <text:list>
            <text:list-item>
              <text:p text:style-name="P4">WAM-GUI-Architektur<text:line-break/><text:span text:style-name="T1">- IP<text:line-break/>- FP<text:line-break/>- GUI<text:line-break/>- Was wird davon generiert<text:line-break/>- Was wird nur teilweise generiert</text:span></text:p>
            </text:list-item>
            <text:list-item>
              <text:p text:style-name="P3">Syntax und Semantik für die Beschreibung der GUIs<text:line-break/><text:span text:style-name="T1">- Workshop</text:span></text:p>
            </text:list-item>
            <text:list-item>
              <text:p text:style-name="P3">Umsetzung des frameworkspezifischen Generators<text:line-break/><text:span text:style-name="T1">- Layout</text:span></text:p>
            </text:list-item>
          </text:list>
        </text:list-item>
        <text:list-item>
          <text:p text:style-name="P3">Zusammenfassung und Ausblick<text:span text:style-name="T2">[2,3,10]<text:line-break/></text:span><text:span text:style-name="T1">- Bewertung des Ansatzes<text:line-break/><text:tab/>Rückblick auf MCF <text:line-break/>- Erweiterungsmöglichkeiten<text:line-break/></text:span><text:span text:style-name="T1"><text:tab/>- Umsetzung höherer Konzepte<text:line-break/><text:tab/>- Was ist mit alten Klassen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3T15:03:23.85</meta:creation-date>
    <dc:date>2014-12-10T10:35:47.06</dc:date>
    <dc:creator>Niels Gundermann</dc:creator>
    <meta:editing-duration>P1DT18H34M13S</meta:editing-duration>
    <meta:editing-cycles>72</meta:editing-cycles>
    <meta:generator>OpenOffice/4.1.1$Win32 OpenOffice.org_project/411m6$Build-9775</meta:generator>
    <meta:document-statistic meta:table-count="0" meta:image-count="0" meta:object-count="0" meta:page-count="4" meta:paragraph-count="46" meta:word-count="724" meta:character-count="4937"/>
  </office:meta>
</office:document-meta>
</file>